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2654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3.1299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6.705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4" table:formula="of:=TODAY()" office:value-type="date" office:date-value="2011-05-10">
            <text:p>05/10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Record sequence number with time it went out (for use with SRTT, RTO).</text:p>
            <text:p/>
            <text:p>#SYN</text:p>
            <text:p>If ISS == 0:</text:p>
            <text:p><text:s text:c="2"/>ISS (initial sequence number) ← 1;</text:p>
            <text:p><text:s text:c="2"/>SEG.SEQ ← ISS;</text:p>
            <text:p><text:s text:c="2"/>SND.UNA ← ISS;</text:p>
            <text:p><text:s text:c="2"/>SND.NXT ← ISS + 1;</text:p>
            <text:p/>
            <text:p>Else: </text:p>
            <text:p><text:s text:c="2"/>packet.SEQ ← SND.NXT;</text:p>
            <text:p><text:s text:c="2"/>packet.ACK ← RCV.NXT;</text:p>
            <text:p><text:s text:c="2"/>packet.isAck ← True;</text:p>
            <text:p><text:s text:c="2"/></text:p>
            <text:p/>
            <text:p>Save data in retransmit buffer;</text:p>
            <text:p><text:s text:c="2"/>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/>
          <table:table-cell office:value-type="string">
            <text:p><text:span text:style-name="T4">if state == TimeWait:</text:span></text:p>
            <text:p><text:span text:style-name="T4"><text:s/>→ </text:span><text:span text:style-name="T4">Closed;</text:span></text:p>
            <text:p><text:span text:style-name="T4"><text:s/></text:span><text:span text:style-name="T4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ResendPacket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2"/></text:p>
            <text:p/>
            <text:p/>
            <text:p>If ACK &amp;&amp; SND.UNA &lt;= SEG.ACK &lt;= SND.NXT:</text:p>
            <text:p><text:s text:c="2"/>Valid ack</text:p>
            <text:p>Else:</text:p>
            <text:p><text:s/>Return;</text:p>
            <text:p/>
            <text:p/>
            <text:p/>
            <text:p># this is the validity checks defined on page 69 of the RFC 793.</text:p>
            <text:p># the only other thing this check will need to do is if no context exists (we are in the Accept state),</text:p>
            <text:p># return true</text:p>
            <text:p>If NOT R.is_valid(window size):</text:p>
            <text:p><text:s text:c="4"/>Send ack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receive buffer not empty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an_send() &amp;&amp; if SND.UNA &lt; SEG.ACK &lt;= SND.NXT:</text:p>
            <text:p><text:s text:c="2"/>congestion_control()</text:p>
            <text:p/>
            <text:p><text:span text:style-name="T3"># This needs to happen after all calls to all modules</text:span></text:p>
            <text:p><text:span text:style-name="T3">If saved CloseEvent &amp;&amp; send buffer is empty &amp;&amp; retransmission buffer is emtpy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table:style-name="Default" office:value-type="string">
            <text:p>(p. 41) Measure the elapsed time between sending a data octet with a particular</text:p>
            <text:p>sequence number and receiving an ack that covers that sequence number.</text:p>
            <text:p>(Segments sent do not have to match segments received.)</text:p>
            <text:p><text:s text:c="2"/>update SRTT</text:p>
            <text:p><text:s text:c="2"/>Update RTO</text:p>
            <text:p><text:s text:c="2"/>Remove sequence number with time it went out from memory (retransmit buffer?)</text:p>
            <text:p><text:s text:c="2"/></text:p>
            <text:p>If SYN (no context) &amp;&amp; ACK:</text:p>
            <text:p><text:s text:c="2"/>RCV.NXT ← SEG.SEQ + 1;</text:p>
            <text:p><text:s text:c="2"/>IRS ← SEG.SEQ;</text:p>
            <text:p><text:s text:c="2"/>SND.UNA ← SEG.ACK (if it is an ack); # this may be the same as below</text:p>
            <text:p><text:s text:c="2"/>Remove anything from retransmission queue which is ack'ed;</text:p>
            <text:p/>
            <text:p>If ACK &amp;&amp; SND.UNA &lt; SEG.ACK &lt;= SND.NXT:</text:p>
            <text:p><text:s text:c="2"/>SND.UNA ← SEG.ACK;</text:p>
            <text:p><text:s text:c="2"/>Remove all segments completely acknowledged from retransmission queue</text:p>
            <text:p/>
            <text:p>Else If SEG.ACK &gt; SND.NXT</text:p>
            <text:p><text:s text:c="2"/>Send an ack</text:p>
            <text:p><text:s text:c="2"/>Return</text:p>
            <text:p/>
            <text:p># Duplicate strictly less than SND.UNA</text:p>
            <text:p><text:span text:style-name="T2">Else if ACK &amp;&amp; SEG.ACK &lt; SND.UNA:</text:span></text:p>
            <text:p><text:s text:c="2"/>Ignore</text:p>
            <text:p/>
            <text:p>If data:</text:p>
            <text:p><text:s text:c="2"/>Save data in receive buffer;</text:p>
            <text:p><text:s text:c="2"/>[ReceiveBufferNotEmpty];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 (put packet in CEE?)</text:p>
            <text:p/>
            <text:p><text:span text:style-name="T2"/></text:p>
            <text:p/>
            <text:p><text:span text:style-name="T4">If Fin &amp;&amp; state == Established:</text:span></text:p>
            <text:p><text:span text:style-name="T4"><text:s/>→ </text:span><text:span text:style-name="T4">CloseWait;</text:span></text:p>
            <text:p><text:span text:style-name="T4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5">&amp;&amp; resend buffer is empty</text:span><text:span text:style-name="T5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5">&amp;&amp; re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5">&amp;&amp; re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1"/>
        </table:table-row>
        <table:table-row table:style-name="ro6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/>Dispatch [ReceiveBufferNotFull]</text:p>
          </table:table-cell>
          <table:table-cell table:number-columns-repeated="1021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receive buffer is empty: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<text:s/>Dispatch [ReceiveBufferNotFull]</text:p>
            <text:p>Else:</text:p>
            <text:p><text:s/>Save the ReceiveEvent</text:p>
          </table:table-cell>
          <table:table-cell table:number-columns-repeated="1021"/>
        </table:table-row>
        <table:table-row table:style-name="ro9">
          <table:table-cell table:style-name="ce3" office:value-type="string">
            <text:p>CloseEvent</text:p>
          </table:table-cell>
          <table:table-cell table:style-name="ce3" office:value-type="string">
            <text:p>if send buffer is empty and retransmission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0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0" table:number-rows-repeated="104855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15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0T15:43:21</dc:date>
    <dc:creator>Randy Buck</dc:creator>
    <meta:editing-duration>PT466H09M38S</meta:editing-duration>
    <meta:editing-cycles>180</meta:editing-cycles>
    <meta:generator>OpenOffice.org/3.2$Unix OpenOffice.org_project/320m12$Build-9483</meta:generator>
    <meta:printed-by>Randy Buck</meta:printed-by>
    <meta:print-date>2011-05-10T15:02:26</meta:print-date>
    <meta:document-statistic meta:table-count="3" meta:cell-count="40" meta:object-count="0"/>
  </office:meta>
</office:document-meta>
</file>